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number-columns-repeated="1023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number-columns-repeated="1023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number-columns-repeated="1023"/>
        </table:table-row>
        <table:table-row>
          <table:table-cell table:style-name="ce0" office:value-type="string">
            <text:p>では早速始めましょう。</text:p>
          </table:table-cell>
          <table:table-cell table:number-columns-repeated="1023"/>
        </table:table-row>
        <table:table-row>
          <table:table-cell table:style-name="ce0" office:value-type="string">
            <text:p>私は後攻で構いません。</text:p>
          </table:table-cell>
          <table:table-cell table:number-columns-repeated="1023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number-columns-repeated="1023"/>
        </table:table-row>
        <table:table-row>
          <table:table-cell table:style-name="ce0" office:value-type="string">
            <text:p>【一回休み】</text:p>
          </table:table-cell>
          <table:table-cell table:number-columns-repeated="1023"/>
        </table:table-row>
        <table:table-row>
          <table:table-cell table:style-name="ce0" office:value-type="string">
            <text:p>【2マスすすむ】</text:p>
          </table:table-cell>
          <table:table-cell table:number-columns-repeated="1023"/>
        </table:table-row>
        <table:table-row>
          <table:table-cell table:style-name="ce0" office:value-type="string">
            <text:p>【5マスもどる】</text:p>
          </table:table-cell>
          <table:table-cell table:number-columns-repeated="1023"/>
        </table:table-row>
        <table:table-row>
          <table:table-cell table:style-name="ce0" office:value-type="string">
            <text:p>【もう1度サイコロを振れる】</text:p>
          </table:table-cell>
          <table:table-cell table:number-columns-repeated="1023"/>
        </table:table-row>
        <table:table-row>
          <table:table-cell table:style-name="ce0" office:value-type="string">
            <text:p>【2回休み】</text:p>
          </table:table-cell>
          <table:table-cell table:number-columns-repeated="1023"/>
        </table:table-row>
        <table:table-row>
          <table:table-cell table:style-name="ce0" office:value-type="string">
            <text:p>【隣のレーンへワープ】</text:p>
          </table:table-cell>
          <table:table-cell table:number-columns-repeated="1023"/>
        </table:table-row>
        <table:table-row>
          <table:table-cell table:style-name="ce0" office:value-type="string">
            <text:p>【振り出しにもどる】</text:p>
          </table:table-cell>
          <table:table-cell table:number-columns-repeated="1023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number-columns-repeated="1023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number-columns-repeated="1023"/>
        </table:table-row>
        <table:table-row>
          <table:table-cell table:style-name="ce0" office:value-type="string">
            <text:p>なんで！？　なんでっ！？！？</text:p>
          </table:table-cell>
          <table:table-cell table:number-columns-repeated="1023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number-columns-repeated="1023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number-columns-repeated="1023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number-columns-repeated="1023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number-columns-repeated="1023"/>
        </table:table-row>
        <table:table-row>
          <table:table-cell table:style-name="ce0" office:value-type="string">
            <text:p>では、振ります。</text:p>
          </table:table-cell>
          <table:table-cell table:number-columns-repeated="1023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・・・ん？　このマスは・・・</text:p>
          </table:table-cell>
          <table:table-cell table:number-columns-repeated="1023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number-columns-repeated="1023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number-columns-repeated="1023"/>
        </table:table-row>
        <table:table-row>
          <table:table-cell table:style-name="ce0" office:value-type="string">
            <text:p>なんですか、この条件は・・・</text:p>
          </table:table-cell>
          <table:table-cell table:number-columns-repeated="1023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number-columns-repeated="1023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number-columns-repeated="1023"/>
        </table:table-row>
        <table:table-row>
          <table:table-cell table:style-name="ce0" office:value-type="string">
            <text:p>では、紅茶10杯淹れてきます。</text:p>
          </table:table-cell>
          <table:table-cell table:number-columns-repeated="1023"/>
        </table:table-row>
        <table:table-row>
          <table:table-cell table:style-name="ce0" office:value-type="string">
            <text:p>へ？</text:p>
          </table:table-cell>
          <table:table-cell table:number-columns-repeated="1023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number-columns-repeated="1023"/>
        </table:table-row>
        <table:table-row>
          <table:table-cell table:style-name="ce0" office:value-type="string">
            <text:p>マスの指令ですので。</text:p>
          </table:table-cell>
          <table:table-cell table:number-columns-repeated="1023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number-columns-repeated="1023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number-columns-repeated="1023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